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6480" officeooo:paragraph-rsid="00146480"/>
    </style:style>
    <style:style style:name="P2" style:family="paragraph" style:parent-style-name="Standard">
      <style:text-properties officeooo:rsid="0016a760" officeooo:paragraph-rsid="0016a760"/>
    </style:style>
    <style:style style:name="P3" style:family="paragraph" style:parent-style-name="Standard">
      <style:text-properties officeooo:rsid="001708b9" officeooo:paragraph-rsid="001708b9"/>
    </style:style>
    <style:style style:name="P4" style:family="paragraph" style:parent-style-name="Standard">
      <style:text-properties style:font-name="Liberation Serif" fo:font-style="normal" officeooo:rsid="001708b9" officeooo:paragraph-rsid="001708b9" style:font-style-asian="normal" style:font-style-complex="normal"/>
    </style:style>
    <style:style style:name="P5" style:family="paragraph" style:parent-style-name="Standard">
      <style:text-properties fo:font-style="italic" officeooo:rsid="001708b9" officeooo:paragraph-rsid="001708b9" style:font-style-asian="italic" style:font-style-complex="italic"/>
    </style:style>
    <style:style style:name="P6" style:family="paragraph" style:parent-style-name="Standard">
      <style:text-properties fo:font-style="italic" officeooo:rsid="001fec94" officeooo:paragraph-rsid="001fec94" style:font-style-asian="italic" style:font-style-complex="italic"/>
    </style:style>
    <style:style style:name="P7" style:family="paragraph" style:parent-style-name="Standard">
      <style:text-properties fo:font-style="italic" officeooo:rsid="00256246" officeooo:paragraph-rsid="00256246" style:font-style-asian="italic" style:font-style-complex="italic"/>
    </style:style>
    <style:style style:name="P8" style:family="paragraph" style:parent-style-name="Standard">
      <style:text-properties fo:font-style="italic" officeooo:rsid="0027c225" officeooo:paragraph-rsid="0027c225" style:font-style-asian="italic" style:font-style-complex="italic"/>
    </style:style>
    <style:style style:name="P9" style:family="paragraph" style:parent-style-name="Standard">
      <style:text-properties fo:font-style="italic" officeooo:rsid="00146480" officeooo:paragraph-rsid="00146480" style:font-style-asian="italic" style:font-style-complex="italic"/>
    </style:style>
    <style:style style:name="P10" style:family="paragraph" style:parent-style-name="Standard">
      <style:text-properties fo:font-style="italic" officeooo:rsid="003003c8" officeooo:paragraph-rsid="003003c8" style:font-style-asian="italic" style:font-style-complex="italic"/>
    </style:style>
    <style:style style:name="P11" style:family="paragraph" style:parent-style-name="Standard">
      <style:text-properties officeooo:rsid="0019b51c" officeooo:paragraph-rsid="0019b51c"/>
    </style:style>
    <style:style style:name="P12" style:family="paragraph" style:parent-style-name="Standard">
      <style:text-properties officeooo:rsid="0019b51c" officeooo:paragraph-rsid="001a2b70"/>
    </style:style>
    <style:style style:name="P13" style:family="paragraph" style:parent-style-name="Standard">
      <style:text-properties fo:font-size="18pt" fo:font-weight="bold" officeooo:rsid="00146480" officeooo:paragraph-rsid="00146480" style:font-size-asian="18pt" style:font-weight-asian="bold" style:font-size-complex="18pt" style:font-weight-complex="bold"/>
    </style:style>
    <style:style style:name="P14" style:family="paragraph" style:parent-style-name="Standard">
      <style:text-properties officeooo:rsid="0021a33b" officeooo:paragraph-rsid="0021a33b"/>
    </style:style>
    <style:style style:name="P15" style:family="paragraph" style:parent-style-name="Standard">
      <style:text-properties officeooo:rsid="0023113b" officeooo:paragraph-rsid="0023113b"/>
    </style:style>
    <style:style style:name="P16" style:family="paragraph" style:parent-style-name="Standard">
      <style:text-properties officeooo:rsid="0024611e" officeooo:paragraph-rsid="0024611e"/>
    </style:style>
    <style:style style:name="P17" style:family="paragraph" style:parent-style-name="Standard">
      <style:text-properties officeooo:rsid="0024611e" officeooo:paragraph-rsid="0027c225"/>
    </style:style>
    <style:style style:name="P18" style:family="paragraph" style:parent-style-name="Standard">
      <style:text-properties officeooo:rsid="00256246" officeooo:paragraph-rsid="00256246"/>
    </style:style>
    <style:style style:name="P19" style:family="paragraph" style:parent-style-name="Standard">
      <style:text-properties fo:font-weight="bold" officeooo:rsid="001fec94" officeooo:paragraph-rsid="001fec94" style:font-weight-asian="bold" style:font-weight-complex="bold"/>
    </style:style>
    <style:style style:name="P20" style:family="paragraph" style:parent-style-name="Standard">
      <style:text-properties fo:font-weight="bold" officeooo:rsid="0027c225" officeooo:paragraph-rsid="0027c225" style:font-weight-asian="bold" style:font-weight-complex="bold"/>
    </style:style>
    <style:style style:name="P21" style:family="paragraph" style:parent-style-name="Standard">
      <style:text-properties officeooo:rsid="0027c225" officeooo:paragraph-rsid="0027c225"/>
    </style:style>
    <style:style style:name="T1" style:family="text">
      <style:text-properties officeooo:rsid="0014f01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3113b" style:font-style-asian="italic" style:font-style-complex="italic"/>
    </style:style>
    <style:style style:name="T4" style:family="text">
      <style:text-properties officeooo:rsid="001909c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a2b70"/>
    </style:style>
    <style:style style:name="T7" style:family="text">
      <style:text-properties officeooo:rsid="001bc3fe"/>
    </style:style>
    <style:style style:name="T8" style:family="text">
      <style:text-properties officeooo:rsid="001fec94"/>
    </style:style>
    <style:style style:name="T9" style:family="text">
      <style:text-properties officeooo:rsid="0024611e"/>
    </style:style>
    <style:style style:name="T10" style:family="text">
      <style:text-properties officeooo:rsid="0027c225"/>
    </style:style>
    <style:style style:name="T11" style:family="text">
      <style:text-properties officeooo:rsid="00281814"/>
    </style:style>
    <style:style style:name="T12" style:family="text">
      <style:text-properties officeooo:rsid="002b23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Docker Volume 사용 시 </text:span>문제점(=의문점)</text:p>
      <text:p text:style-name="P1"><text:s/>1. <text:span text:style-name="T4">docker volume로 디렉토리를 공유한다고 했을 시 디스크 용량을 이중으로 사용하는 것은 아닌가라는 의문.</text:span></text:p>
      <text:p text:style-name="P1"><text:s/>2. <text:span text:style-name="T4">bind mount와 volume의 혼동.</text:span></text:p>
      <text:p text:style-name="P1"/>
      <text:p text:style-name="P11"><text:span text:style-name="T5">Bind Mount</text:span> : bind mount는 container host filesystem의 어느 곳에서든 저장될 수 있고 구동 중인 컨테이너에 마운트할 수 있는 파일이나 디렉토리이다. 그러므로 도커 외부에서 프로세스를 수정할 수 있다. ( <text:span text:style-name="T7">ex. 설정 파일? )</text:span></text:p>
      <text:p text:style-name="P11"/>
      <text:p text:style-name="P12"><text:span text:style-name="T5">Volumes</text:span> : <text:span text:style-name="T6">volumes은 컨테이너가 만들고 사용할 데이터를 영속성을 지니게 하는데 사용한다. 또한 이러한 volumes은 도커에 종속한다.(default값 : /var/lib/docker/volumes/ ) (ex. log file, data file (아닌가?))</text:span></text:p>
      <text:p text:style-name="P12"/>
      <text:p text:style-name="P19">bind mount 사용.</text:p>
      <text:p text:style-name="P6">mkdir data</text:p>
      <text:p text:style-name="P10">sudo chmod 755 data</text:p>
      <text:p text:style-name="P6">cd data</text:p>
      <text:p text:style-name="P6">echo “test1” &gt; test1.txt</text:p>
      <text:p text:style-name="P6">echo “test2” &gt; test2.txt</text:p>
      <text:p text:style-name="P6">echo “test3” &gt; test3.txt</text:p>
      <text:p text:style-name="P6">ls data</text:p>
      <text:p text:style-name="P6"/>
      <text:p text:style-name="P1"><text:s/>“<text:span text:style-name="T8">data”</text:span> 폴더를 구동 중인 새 컨테이너에 <text:span text:style-name="T8">mount 해보자!</text:span></text:p>
      <text:p text:style-name="P9"><text:s/><text:span text:style-name="T8">docker run -it –name bindmount -v /home/xxxx/data:/shareddata app /bin/bash</text:span></text:p>
      <text:p text:style-name="P1"><text:s/>- /<text:span text:style-name="T8">home/xxxx/data : container host</text:span></text:p>
      <text:p text:style-name="P1"><text:s/>- /<text:span text:style-name="T8">shareddata : inside the container </text:span></text:p>
      <text:p text:style-name="P1"/>
      <text:p text:style-name="P15">현재 Docker에서는 -v 보다는 --mount로 하는 것을 권장. --mount가 더 사용하기 쉽고 직관적이다.</text:p>
      <text:p text:style-name="P14"><text:s/><text:span text:style-name="T2">docker run -it --name bindmount --mount type=bind,source=/home/xxxx/data,target=/shareddata </text:span><text:span text:style-name="T3">app /bin/bash</text:span></text:p>
      <text:p text:style-name="P1">(*--<text:span text:style-name="T11">mount로 할 시 source 값 미리 생성. 없으면 에러 발생)</text:span></text:p>
      <text:p text:style-name="P1"/>
      <text:p text:style-name="P16">container 내부 : ls </text:p>
      <text:p text:style-name="P16">result : shareddata 디렉토리가 있는걸 확인 가능</text:p>
      <text:p text:style-name="P16"/>
      <text:p text:style-name="P7">cd shareddata</text:p>
      <text:p text:style-name="P7">ls</text:p>
      <text:p text:style-name="P18">result : test1.txt, test2.txt, test3.txt 파일 확인 가<text:span text:style-name="T9">능</text:span></text:p>
      <text:p text:style-name="P18"/>
      <text:p text:style-name="P20">volume사용.</text:p>
      <text:p text:style-name="P8">docker volume create logdata</text:p>
      <text:p text:style-name="P8">docker volume ls</text:p>
      <text:p text:style-name="P21">result : logdata 생성 확인 가능</text:p>
      <text:p text:style-name="P21"/>
      <text:p text:style-name="P8">docker run -it –name volume1 --mount type=volume,source=logdata,target=/logdata app /bin/bash</text:p>
      <text:p text:style-name="P21">(*source 값에 절대경로 대신 volume 이름으로 사용 가능)</text:p>
      <text:p text:style-name="P18"/>
      <text:p text:style-name="P17">container 내부 : ls </text:p>
      <text:p text:style-name="P17">result : <text:span text:style-name="T10">log</text:span>data 디렉토리가 있는걸 확인 가능</text:p>
      <text:p text:style-name="P1"/>
      <text:p text:style-name="P1"><text:soft-page-break/>현재 <text:span text:style-name="T12">mount를 하면 데이터를 share한다는 말을 볼 수 있다. 좀 더 깊게 파보기 전까진 link와 같은 개념으로 봐야 할듯.( 용량을 이중으로 차지 않는다고 판단)</text:span></text:p>
      <text:p text:style-name="P1"/>
      <text:p text:style-name="P1">1. 데이터 볼륨</text:p>
      <text:p text:style-name="P1">도커는 하나의 이미지로 여러 컨테이너를 만들기 위해 Union File System을 사용.</text:p>
      <text:p text:style-name="P1">Union File System은 원본 이미지에 변경된 내용을 추가하는 방식. 경웅에 따라서는 다른 컨테이너와 데이터를 공유하거나 호스트에서 접근 가능해야 하는데 이때 데이터 볼륨을 사용.</text:p>
      <text:p text:style-name="P1"><text:s/>데이터 볼륨은 호스트의 파일 시스템을 컨테이너에서 마운트 하는 방식 </text:p>
      <text:p text:style-name="P1"/>
      <text:p text:style-name="P1">2. 데이터 볼륨 추가</text:p>
      <text:p text:style-name="P1">doekcer run -v</text:p>
      <text:p text:style-name="P1">-<text:span text:style-name="T1">v 뒤에 작성하는 디렉토리가 컨테이너 내부에 만들어지고 그 디렉토리가 host파일 시스템과 마운트된다.</text:span></text:p>
      <text:p text:style-name="P1">마운트 경로는 <text:span text:style-name="T1">docker inspect로 확인</text:span></text:p>
      <text:p text:style-name="P1"/>
      <text:p text:style-name="P2">3. 호스트 디렉토리를 디렉토리로 설정</text:p>
      <text:p text:style-name="P2"><text:s/>호스트의 특정 디렉토리를 컨테이너로 마운트</text:p>
      <text:p text:style-name="P3">docker run -it -v [호스트 절대 경로]:[컨테이너 내부 절대 경로] image이름 /<text:span text:style-name="T2">bin/bash</text:span></text:p>
      <text:p text:style-name="P5"/>
      <text:p text:style-name="P4">4. 볼륨의 공유</text:p>
      <text:p text:style-name="P4">다른 컨테이너와 볼륨 공유. 볼륨 이름 필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7:10:49.394120622</meta:creation-date>
    <meta:editing-duration>PT52M10S</meta:editing-duration>
    <meta:editing-cycles>22</meta:editing-cycles>
    <meta:generator>LibreOffice/6.0.7.3$Linux_X86_64 LibreOffice_project/00m0$Build-3</meta:generator>
    <dc:date>2020-02-27T15:14:13.003087948</dc:date>
    <meta:document-statistic meta:table-count="0" meta:image-count="0" meta:object-count="0" meta:page-count="2" meta:paragraph-count="47" meta:word-count="788" meta:character-count="1872" meta:non-whitespace-character-count="1549"/>
  </office:meta>
</office:document-meta>
</file>